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1" svg:font-family="'Lohit Devanagari'" style:font-family-generic="system" style:font-pitch="variable"/>
  </office:font-face-decls>
  <office:automatic-styles>
    <style:style style:name="P1" style:family="paragraph" style:parent-style-name="Text_20_body" style:list-style-name="L5"/>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767633643" text:style-name="L5">
        <text:list-item>
          <text:p text:style-name="P1">J. Lewis and M. Fowler. Microservices - a definition of this new architectural term. Available at: http://martinfowler.com/articles/microservices.html, 2014. URL https://martinfowler.com/articles/microservices.html.</text:p>
        </text:list-item>
        <text:list-item>
          <text:p text:style-name="P1"><text:bookmark text:name="ref-00002"/>M. Loukides. What is DevOps? O'Reilly Media, Inc., 2012.</text:p>
        </text:list-item>
        <text:list-item>
          <text:p text:style-name="P1"><text:bookmark text:name="ref-00003"/>L. J. Bass, I. M. Weber, and L. Zhu. DevOps - A Software Architect's Perspective. SEI series in software engineering. Addison-Wesley, 2015.</text:p>
        </text:list-item>
        <text:list-item>
          <text:p text:style-name="P1"><text:bookmark text:name="ref-00004"/>P. Abrahamsson, G. Botterweck, H. Ghanbari, M. G. Jaatun, P. Kettunen, T. J. Mikkonen, A. Mjeda, J. Munch, A. N. Duc, B. Russo, and X. Wang. Towards a secure DevOps approach for cyber-physical systems: An industrial perspective. International Journal of Systems and Software Security and Protection, 11(2):38--57, 2020.</text:p>
        </text:list-item>
        <text:list-item>
          <text:p text:style-name="P1"><text:bookmark text:name="ref-00005"/>J. A. Morales, H. Yasar, and A. Volkman. Implementing DevOps practices in highly regulated environments. In Proceedings of the 19th International Conference on Agile Software Development: Companion, XP '18. ACM, 2018.</text:p>
        </text:list-item>
        <text:list-item>
          <text:p text:style-name="P1"><text:bookmark text:name="ref-00006"/>K. C. Bourne. Chapter 7 - change control management. In K. C. Bourne, editor, Application Administrators Handbook, pages 96--111. Morgan Kaufmann, Boston, 2014.</text:p>
        </text:list-item>
        <text:list-item>
          <text:p text:style-name="P1"><text:bookmark text:name="ref-00007"/>J. Humble and D. Farley. Continuous Delivery: Reliable Software Releases through Build, Test, and Deployment Automation. Addison-Wesley Signature Series (Fowler). Pearson Education, 2010.</text:p>
        </text:list-item>
        <text:list-item>
          <text:p text:style-name="P1"><text:bookmark text:name="ref-00008"/>A. Avritzer, V. Ferme, A. Janes, B. Russo, H. Schulz, and A. van Hoorn. A quantitative approach for the assessment of microservice architecture deployment alternatives by automated performance testing. In Proceedings of the 12th European Conference on Software Architecture (ECSA), volume 10469 of Lecture Notes in Computer Science, pages 159--174. Springer, 2018.</text:p>
        </text:list-item>
        <text:list-item>
          <text:p text:style-name="P1"><text:bookmark text:name="ref-00009"/>A. Avritzer, V. Ferme, A. Janes, B. Russo, A. van Hoorn, H. Schulz, D. Menasché, and V. Rufino. Scalability assessment of microservice architecture deployment configurations: A domain-based approach leveraging operational profiles and load tests. Journal of Systems and Software, 165(110564):1--16, 2020.</text:p>
        </text:list-item>
        <text:list-item>
          <text:p text:style-name="P1"><text:bookmark text:name="ref-00010"/>R. Pietrantuono, S. Russo, and A. Guerriero. Run-time reliability estimation of microservice architectures. In 2018 IEEE 29th International Symposium on Software Reliability Engineering (ISSRE), pages 25--35. IEEE, 2018.</text:p>
        </text:list-item>
        <text:list-item>
          <text:p text:style-name="P1"><text:bookmark text:name="ref-00011"/>A. Bertolino, G. De Angelis, A. Guerriero, B. Miranda, R. Pietrantuono, and S. Russo. DevOpRET: Continuous reliability testing in DevOps. Journal of Software: Evolution and Process, 2020;e2298:1--17, 2020.</text:p>
        </text:list-item>
        <text:list-item>
          <text:p text:style-name="P1"><text:bookmark text:name="ref-00012"/>A. Bertolino, P. Braione, G. De Angelis, L. Gazzola, F. Kifetew, L. Mariani, M. Orrù, M. Pezzè, R. Pietrantuono, S. Russo, and P. Tonella. A survey of field-based testing techniques. ACM Computing Surveys, 54(5):92:1--92:39, 2021.</text:p>
        </text:list-item>
        <text:list-item>
          <text:p text:style-name="P1"><text:bookmark text:name="ref-00013"/><text:soft-page-break/>X. Zhou, X. Peng, T. Xie, J. Sun, C. Ji, W. Li, and D. Ding. Fault analysis and debugging of microservice systems: Industrial survey, benchmark system, and empirical study. IEEE Transactions on Software Engineering, 47(2):243--260, 2021.</text:p>
        </text:list-item>
        <text:list-item>
          <text:p text:style-name="P1"><text:bookmark text:name="ref-00014"/>N. Alshuqayran, N. Ali, and R. Evans. A systematic mapping study in microservice architecture. In Proc. IEEE 9th International Conference on Service-Oriented Computing and Applications (SOCA 2016), pages 44--51. IEEE, 2016.</text:p>
        </text:list-item>
        <text:list-item>
          <text:p text:style-name="P1"><text:bookmark text:name="ref-00015"/>J. Soldani, D.A. Tamburri, and W.-J. Van Den Heuvel. The pains and gains of microservices: A systematic grey literature review. Journal of Systems and Software, 146:215--232, 2018.</text:p>
        </text:list-item>
        <text:list-item>
          <text:p text:style-name="P1"><text:bookmark text:name="ref-00016"/>E. Casalicchio and V. Perciballi. Auto-scaling of containers: The impact of relative and absolute metrics. In Proc. FAS*W@SASO/ICCAC, pages 207--214. IEEE, 2017.</text:p>
        </text:list-item>
        <text:list-item>
          <text:p text:style-name="P1"><text:bookmark text:name="ref-00017"/>Matteo Camilli, Angelo Gargantini, and Patrizia Scandurra. Model-based hypothesis testing of uncertain software systems. Software Testing, Verification and Reliability, 30(2):e1730, 2020. URL https://onlinelibrary.wiley.com/doi/abs/10.1002/stvr.1730._e1730_stvr.1730. </text:p>
        </text:list-item>
        <text:list-item>
          <text:p text:style-name="P1"><text:bookmark text:name="ref-00018"/>Matteo Camilli, Angelo Gargantini, Patrizia Scandurra, and Carlo Bellettini. Towards inverse uncertainty quantification in software development (short paper). In Alessandro Cimatti and Marjan Sirjani, editors, Software Engineering and Formal Methods- 15th International Conference, SEFM 2017, Trento, Italy, September 4-8, 2017, Proceedings, volume 10469 of Lecture Notes in Computer Science, pages 375--381. Springer, 2017. ISBN 978-3-319-66196-4. </text:p>
        </text:list-item>
        <text:list-item>
          <text:p text:style-name="P1"><text:bookmark text:name="ref-00019"/>T. Ahmad, A. Ashraf, D. Truscan, and I. Porres. Exploratory performance testing using reinforcement learning. In 2019 45th Euromicro Conference on Software Engineering and Advanced Applications (SEAA), pages 156--163. IEEE, 2019.</text:p>
        </text:list-item>
        <text:list-item>
          <text:p text:style-name="P1"><text:bookmark text:name="ref-00020"/>Du Shen, Qi Luo, Denys Poshyvanyk, and Mark Grechanik. Automating performance bottleneck detection using search-based application profiling. In Proceedings of the 2015 International Symposium on Software Testing and Analysis, ISSTA 2015, page 270--281. ACM, 2015.</text:p>
        </text:list-item>
        <text:list-item>
          <text:p text:style-name="P1"><text:bookmark text:name="ref-00021"/>M. H. Moghadam. Machine learning-assisted performance testing. In Proceedings of the 2019 27th ACM Joint Meeting on European Software Engineering Conference and Symposium on the Foundations of Software Engineering, ESEC/FSE 2019, page 1187--1189. ACM, 2019.</text:p>
        </text:list-item>
        <text:list-item>
          <text:p text:style-name="P1"><text:bookmark text:name="ref-00022"/>Mark Grechanik, Chen Fu, and Qing Xie. Automatically finding performance problems with feedback-directed learning software testing. In Proceedings of the 34th International Conference on Software Engineering (ICSE), page 156--166. IEEE, 2012.</text:p>
        </text:list-item>
        <text:list-item>
          <text:p text:style-name="P1"><text:bookmark text:name="ref-00023"/>R. Baldoni, E. Coppa, D. C. D'elia, C. Demetrescu, and I. Finocchi. A survey of symbolic execution techniques. ACM Computing Surveys, 51(3):1--39, 2019.</text:p>
        </text:list-item>
        <text:list-item>
          <text:p text:style-name="P1"><text:bookmark text:name="ref-00024"/>B. Chen, Liu, and W. Le. Generating performance distributions via probabilistic symbolic execution. In Proceedings of the 38th International Conference on Software Engineering (ICSE), page 49--60. ACM, 2016.</text:p>
        </text:list-item>
        <text:list-item>
          <text:p text:style-name="P1"><text:bookmark text:name="ref-00025"/><text:soft-page-break/>A. Sedaghatbaf, M. H. Moghadam, and M. Saadatmand. Automated performance testing based on active deep learning. In 2021 IEEE/ACM International Conference on Automation of Software Test (AST), pages 11--19. IEEE, 2021.</text:p>
        </text:list-item>
        <text:list-item>
          <text:p text:style-name="P1"><text:bookmark text:name="ref-00026"/>J. Koo, C. Saumya, M. Kulkarni, and S. Bagchi. Pyse: Automatic worst-case test generation by reinforcement learning. In 12th IEEE Conference on Software Testing, Validation and Verification (ICST), pages 136--147. IEEE, 2019.</text:p>
        </text:list-item>
        <text:list-item>
          <text:p text:style-name="P1"><text:bookmark text:name="ref-00027"/>L. Gazzola, M. Goldstein, L. Mariani, I. Segall, and L. Ussi. Automatic ex-vivo regression testing of microservices. In Proceedings of the IEEE/ACM 1st International Conference on Automation of Software Test, AST '20, page 11--20. ACM, 2020.</text:p>
        </text:list-item>
        <text:list-item>
          <text:p text:style-name="P1"><text:bookmark text:name="ref-00028"/>J. Nielsen. Usability Engineering. Morgan Kaufmann Publishers Inc., San Francisco, CA, USA, 1994.</text:p>
        </text:list-item>
        <text:list-item>
          <text:p text:style-name="P1"><text:bookmark text:name="ref-00029"/>M. Andreolini, M. Colajanni, and P. Valente. Design and testing of scalable web-based systems with performance constraints. In 2005 Workshop on Techniques, Methodologies and Tools for Performance Evaluation of Complex Systems (FIRB-PERF'05), pages 15--25, 2005.</text:p>
        </text:list-item>
        <text:list-item>
          <text:p text:style-name="P1"><text:bookmark text:name="ref-00030"/>C.-P. Bezemer, S. Eismann, V. Ferme, J. Grohmann, R. Heinrich, P. Jamshidi, W. Shang, A. van Hoorn, M. Villavicencio, J. Walter, and F. Willnecker. How is performance addressed in DevOps? In V. Apte, A. Di Marco, M. Litoiu, and J. Merseguer, editors, 2019 ACM/SPEC International Conference on Performance Engineering, ICPE 2019, Mumbai, India, April 7-11, 2019, pages 45--50. ACM, 2019.</text:p>
        </text:list-item>
        <text:list-item>
          <text:p text:style-name="P1"><text:bookmark text:name="ref-00031"/>A. Avritzer, D. S. Menasché, V. Rufino, B. Russo, A.Janes, V. Ferme, A. van Hoorn, and H. Schulz. PPTAM: production and performance testing based application monitoring. In Companion of the 2019 ACM/SPEC International Conference on Performance Engineering (ICPE), pages 39--40. ACM, 2019.</text:p>
        </text:list-item>
        <text:list-item>
          <text:p text:style-name="P1"><text:bookmark text:name="ref-00032"/>M. Camilli and B. Russo. Modeling performance of microservices systems with growth theory. Empirical Software Engineering, 27(39):1--44, 2022.</text:p>
        </text:list-item>
        <text:list-item>
          <text:p text:style-name="P1"><text:bookmark text:name="ref-00033"/>M. Camilli, C. Colarusso, B. Russo, and E. Zimeo. Domain metric driven decomposition of data-intensive applications. In 2020 IEEE International Symposium on Software Reliability Engineering Workshops, ISSRE Workshops, Coimbra, Portugal, October 12--15, 2020, pages 189--196. IEEE, 2020.</text:p>
        </text:list-item>
        <text:list-item>
          <text:p text:style-name="P1"><text:bookmark text:name="ref-00034"/>A. Basiri, N. Behnam, R. de Rooij, L. Hochstein, L. Kosewski, J. Reynolds, and C. Rosenthal. Chaos engineering. IEEE Software, 33(3):35--41, 2016.</text:p>
        </text:list-item>
        <text:list-item>
          <text:p text:style-name="P1"><text:bookmark text:name="ref-00035"/>D. Kesim, A. van Hoorn, S. Frank, and M. Haussler. Identifying and prioritizing chaos experiments by using established risk analysis techniques. In M. Vieira, H. Madeira, N. Antunes, and Z. Zheng, editors, 31st IEEE International Symposium on Software Reliability Engineering (ISSRE), pages 229--240. IEEE, 2020.</text:p>
        </text:list-item>
        <text:list-item>
          <text:p text:style-name="P1"><text:bookmark text:name="ref-00036"/>V. Heorhiadi, S. Rajagopalan, H. Jamjoom, M. K. Reiter, and V. Sekar. Gremlin: Systematic resilience testing of microservices. In 2016 IEEE 36th International Conference on Distributed Computing Systems (ICDCS), pages 57--66. IEEE, 2016.</text:p>
        </text:list-item>
        <text:list-item>
          <text:p text:style-name="P1"><text:bookmark text:name="ref-00037"/><text:soft-page-break/>A. Jindal, V. Podolskiy, and M. Gerndt. Performance modeling for cloud microservice applications. In 2019 ACM/SPEC International Conference on Performance Engineering, ICPE '19, page 25--32. ACM, 2019.</text:p>
        </text:list-item>
        <text:list-item>
          <text:p text:style-name="P1"><text:bookmark text:name="ref-00038"/>R. Pietrantuono, S. Russo, and A. Guerriero. Testing microservice architectures for operational reliability. Software Testing, Verification and Reliability, 30(2):e1725, 2020.</text:p>
        </text:list-item>
        <text:list-item>
          <text:p text:style-name="P1"><text:bookmark text:name="ref-00039"/>X. Zhou, X. Peng, T. Xie, J. Sun, C. Xu, C. Ji, and W. Zhao. Benchmarking microservice systems for software engineering research. In Proceedings of the 40th International Conference on Software Engineering: Companion Proceeedings, ICSE 2018, pages 323--324. ACM, 2018.</text:p>
        </text:list-item>
        <text:list-item>
          <text:p text:style-name="P1"><text:bookmark text:name="ref-00040"/>J. R. Norris. Markov chains. Number 2 in Cambridge Series in Statistical and Probabilistic Mathematics. Cambridge university press, 1997.</text:p>
        </text:list-item>
        <text:list-item>
          <text:p text:style-name="P1"><text:bookmark text:name="ref-00041"/>Matteo Camilli, Andrea Janes, and Barbara Russo. Automated test-based learning and verification of performance models for microservices systems. Journal of Systems and Software, 187:111225, 2022. ISSN 0164-1212. URL https://www.sciencedirect.com/science/article/pii/S0164121222000061. </text:p>
        </text:list-item>
        <text:list-item>
          <text:p text:style-name="P1"><text:bookmark text:name="ref-00042"/>C. Vögele, A. van Hoorn, E. Schulz, W. Hasselbring, and H. Krcmar. WESS-BAS: Extraction of probabilistic workload specifications for load testing and performance prediction-a model-driven approach for session-based application systems. Software &amp; Systems Modeling, 17(2):443--477, 2018.</text:p>
        </text:list-item>
        <text:list-item>
          <text:p text:style-name="P1"><text:bookmark text:name="ref-00043"/>W. Nelson. Theory and applications of hazard plotting for censored failure data. Technometrics, 42(1):12--25, 2000.</text:p>
        </text:list-item>
        <text:list-item>
          <text:p text:style-name="P1"><text:bookmark text:name="ref-00044"/>A. Avritzer, M. Camilli, A. Janes, B. Russo, J. Jahic, A. van Hoorn, R. Britto, and C. Trubiani. PPTAMλ: What, Where, and How of Cross-domain Scalability Assessment. In 18th IEEE International Conference on Software Architecture Companion ICSA-C, pages 62--69. IEEE, 2021.</text:p>
        </text:list-item>
        <text:list-item>
          <text:p text:style-name="P1"><text:bookmark text:name="ref-00045"/>V. Ferme and C. Pautasso. A declarative approach for performance tests execution in continuous software development environments. In Proceedings of the 2018 ACM/SPEC International Conference on Performance Engineering, ICPE '18, page 261--272. ACM, 2018.</text:p>
        </text:list-item>
        <text:list-item>
          <text:p text:style-name="P1">Bertolino, A., Angelis, G. D., Guerriero, A., Miranda, B., Pietrantuono, R., &amp; Russo, S. (2020). DevOpRET: Continuous reliability testing in DevOps. Journal of Software: Evolution and Process, e2298.</text:p>
        </text:list-item>
        <text:list-item>
          <text:p text:style-name="P1">Jagadeesan, L. J., &amp; Mendiratta, V. B. (2020, October). When failure is (not) an option: Reliability models for microservices architectures. In 2020 IEEE International Symposium on Software Reliability Engineering Workshops (ISSREW) (pp. 19-24). IEEE.</text:p>
        </text:list-item>
        <text:list-item>
          <text:p text:style-name="P1">Uribe, C. A. C., Gómez-Betancur, D., Sepúlveda-Rodríguez, L., Chavarro-Porras, J., &amp; Sanabria-Ordoñez, J. (2021). Problemas en la Implementación de Pruebas en Sistemas de Microservicios: Estudio de Mapeo Sistemático. Investigación e Innovación en Ingenierías, 9(3), 3-17.</text:p>
        </text:list-item>
        <text:list-item>
          <text:p text:style-name="P1"><text:soft-page-break/>Gómez-Betancur, D., Candela-Uribe, C., &amp; Sepúlveda-Rodríguez, L. (2021). Problemas en la Implementación de Pruebas en Sistemas de Microservicios: Estudio de Mapeo Sistemático/Problems in Microservice Systems Testing: A Systematic Mapping Study. Revista Investigación e Innovación en Ingenierias, 9(3), 3-18.</text:p>
        </text:list-item>
        <text:list-item>
          <text:p text:style-name="P1">Camilli, M., Guerriero, A., Janes, A., Russo, B., &amp; Russo, S. (2022, May). Microservices integrated performance and reliability testing. In Proceedings of the 3rd ACM/IEEE International Conference on Automation of Software Test (pp. 29-39).</text:p>
        </text:list-item>
        <text:list-item>
          <text:p text:style-name="P1">Wang, K., Hu, C., &amp; Shan, C. (2022). Calculation of Utility of Network Services Based on State Manifolds. Computer Networks, 109258.</text:p>
        </text:list-item>
        <text:list-item>
          <text:p text:style-name="P1">Liu, Z., Yu, H., Fan, G., &amp; Chen, L. (2021, December). Reliability Modeling and Analysis of Hospital Information System Based on Microservices. In 2021 IEEE International Conference on Progress in Informatics and Computing (PIC) (pp. 313-318). IEEE.</text:p>
        </text:list-item>
        <text:list-item>
          <text:p text:style-name="P1">Gonzalo, B. C. S. (2022). Desarrollo de un framework con una arquitectura basada en microservicios para el UP-Grade del Sistema de Planificación de Recursos Empresariales de la UCSM.</text:p>
        </text:list-item>
        <text:list-item>
          <text:p text:style-name="P1"><text:span text:style-name="Citation">Di Francesco, I Malavolta, and P Lago, Research on architecting microservices: Trends, focus, and potential for industrial adoption, Int. Conf. on Software Architecture (ICSA). IEEE, Gothenburg, Sweden, 2017, pp. 21–30. </text:span></text:p>
        </text:list-item>
        <text:list-item>
          <text:p text:style-name="P1"><text:bookmark text:name="stvr1725-cit-0002"/><text:span text:style-name="Citation">H Kang, M Le, and S Tao, Container and microservice driven design for cloud infrastructure DevOps, Int. Conf. on Cloud Engineering (IC2E). IEEE, Berlin, Germany, 2016, pp. 202–211. </text:span></text:p>
        </text:list-item>
        <text:list-item>
          <text:p text:style-name="P1"><text:bookmark text:name="stvr1725-cit-0003"/><text:span text:style-name="Citation">P Bak, R Melamed, D Moshkovich, Y Nardi, H Ship, and A Yaeli, Location and context-based microservices for mobile and internet of things workloads, Int. Conf. on Mobile Services (MS). IEEE, New York, NY, USA, 2015. </text:span></text:p>
        </text:list-item>
        <text:list-item>
          <text:p text:style-name="P1"><text:bookmark text:name="stvr1725-cit-0004"/><text:span text:style-name="Citation">B Butzin, F Golatowski, and D Timmermann, Microservices approach for the internet of things, 21st Int. Conf. on Emerging Technologies and Factory Automation (ETFA). IEEE, Berlin, Germany, 2016. </text:span></text:p>
        </text:list-item>
        <text:list-item>
          <text:p text:style-name="P1"><text:bookmark text:name="stvr1725-cit-0005"/><text:span text:style-name="Citation">V Heorhiadi, S Rajagopalan, H Jamjoom, MK Reiter, and V Sekar, Gremlin: Systematic resilience testing of microservices, 36th Int. Conf. on Distributed Computing Systems (ICDCS). IEEE, Nara, Japan, 2016, pp. 57–66. </text:span></text:p>
        </text:list-item>
        <text:list-item>
          <text:p text:style-name="P1"><text:bookmark text:name="stvr1725-cit-0006"/><text:span text:style-name="Citation">K Meinke and P Nycander, Learning-based testing of distributed microservice architectures: correctness and fault injection, Software Engineering and Formal Methods, LNCS, Vol. 9509, Springer, Heidelberg, 2015, pp. 3–10. </text:span></text:p>
        </text:list-item>
        <text:list-item>
          <text:p text:style-name="P1"><text:bookmark text:name="stvr1725-cit-0007"/><text:span text:style-name="Citation">A Nagarajan and A Vaddadi, Automated fault-tolerance testing, 9th Int. Conf. on Software Testing, Verification and Validation Workshops (ICSTW). IEEE, Chicago, IL, USA, 2016, pp. 275–276. </text:span></text:p>
        </text:list-item>
      </text:list>
      <text:p text:style-name="Text_20_body"><text:span text:style-name="Citation"/></text:p>
      <text:list xml:id="list231618468909735" text:continue-numbering="true" text:style-name="L5">
        <text:list-item>
          <text:p text:style-name="P1"><text:bookmark text:name="stvr1725-cit-0008"/><text:soft-page-break/><text:span text:style-name="Citation">K-Y Cai, Y-C Li, and K Liu, Optimal and adaptive testing for software reliability assessment, Information and Software Technology 46 (2004), no. 15, 989–1000. </text:span></text:p>
        </text:list-item>
        <text:list-item>
          <text:p text:style-name="P1"><text:bookmark text:name="stvr1725-cit-0009"/><text:span text:style-name="Citation">TY Chen, H Leung, and IK Mak, Adaptive random testing, Advances in Computer Science - ASIAN 2004. Higher-Level Decision Making, MJ Maher, (ed.), LNCS, Vol. 3321, Springer, USA, 2005, pp. 320–329. </text:span></text:p>
        </text:list-item>
        <text:list-item>
          <text:p text:style-name="P1"><text:bookmark text:name="stvr1725-cit-0010"/><text:span text:style-name="Citation">JD Musa, Software reliability-engineered testing, Computer 29 (1996), no. 11, 61–68. </text:span></text:p>
        </text:list-item>
        <text:list-item>
          <text:p text:style-name="P1"><text:bookmark text:name="stvr1725-cit-0011"/><text:span text:style-name="Citation">R Pietrantuono, S Russo, and A Guerriero, Run-time reliability estimation of microservice architectures, 29th Int. Symp. on Software Reliability Engineering (ISSRE), IEEE, Memphis, TN, USA, 2018, pp. 25–35. </text:span></text:p>
        </text:list-item>
        <text:list-item>
          <text:p text:style-name="P1"><text:span text:style-name="Citation">R Pietrantuono and S Russo, On adaptive sampling-based testing for software reliability assessment, 27th Int. Symp. on Software Reliability Engineering (ISSRE). IEEE, Ottawa, ON, Canada, 2016. </text:span></text:p>
        </text:list-item>
        <text:list-item>
          <text:p text:style-name="P1"><text:bookmark text:name="stvr1725-cit-0013"/><text:span text:style-name="Citation">MR Lyu Ed., Handbook of Software Reliability EngineeringEdited by MR Lyu, McGraw-Hill, Inc., Hightstown, NJ, USA, 1996. </text:span></text:p>
        </text:list-item>
        <text:list-item>
          <text:p text:style-name="P1"><text:bookmark text:name="stvr1725-cit-0014"/><text:span text:style-name="Citation">G Toffetti, S Brunner, M Blöchlinger, F Dudouet, and A Edmonds, An architecture for self-managing microservices, 1st Int. Workshop on Automated Incident Management in Cloud. ACM, Bordeaux, France, 2015, pp. 19–24. </text:span></text:p>
        </text:list-item>
        <text:list-item>
          <text:p text:style-name="P1"><text:bookmark text:name="stvr1725-cit-0015"/><text:span text:style-name="Citation">HashiCorp. The Serf tool - decentralized cluster membership, failure detection, and orchestration. [Online]. Available: </text:span><text:a xlink:type="simple" xlink:href="http://www.serfdom.io/" text:style-name="Internet_20_link" text:visited-style-name="Visited_20_Internet_20_Link"><text:span text:style-name="Citation">http://www.serfdom.io</text:span></text:a><text:span text:style-name="Citation"> (Last checked: 2019-7-12) . </text:span></text:p>
        </text:list-item>
        <text:list-item>
          <text:p text:style-name="P1"><text:bookmark text:name="stvr1725-cit-0016"/><text:span text:style-name="Citation">J Stubbs, W Moreira, and R Dooley, Distributed systems of microservices using docker and serfnode, 7th Int. Workshop on Science Gateways (IWSG). IEEE, Budapest, Hungary, 2015, pp. 34–39. </text:span></text:p>
        </text:list-item>
        <text:list-item>
          <text:p text:style-name="P1"><text:bookmark text:name="stvr1725-cit-0017"/><text:span text:style-name="Citation">P Kookarinrat and Y Temtanapat, Design and implementation of a decentralized message bus for microservices, Int. Joint Conf. on Computer Science and Software Engineering (JCSSE). IEEE, Khon Kaen, Thailand, 2016. </text:span></text:p>
        </text:list-item>
        <text:list-item>
          <text:p text:style-name="P1"><text:bookmark text:name="stvr1725-cit-0018"/><text:span text:style-name="Citation">N Cardozo, Emergent software services, Onward! 2016 - ACM Int. Symp. on New Ideas, New Paradigms, and Reflections on Programming and Software. ACM, 2016, pp. 15–28. </text:span></text:p>
        </text:list-item>
        <text:list-item>
          <text:p text:style-name="P1"><text:bookmark text:name="stvr1725-cit-0019"/><text:span text:style-name="Citation">G Schermann, D Schöni, P Leitner, and HC Gall, Bifrost: Supporting continuous deployment with automated enactment of multi-phase live testing strategies, 17th Int. Middleware Conf. ACM, Trento, Italy, 2016, pp. 12:1–12:14. </text:span></text:p>
        </text:list-item>
        <text:list-item>
          <text:p text:style-name="P1"><text:bookmark text:name="stvr1725-cit-0020"/><text:span text:style-name="Citation">JD Musa, Operational profiles in software-reliability engineering, IEEE Software 10 (1993), no. 2, 14–32. </text:span></text:p>
        </text:list-item>
        <text:list-item>
          <text:p text:style-name="P1"><text:bookmark text:name="stvr1725-cit-0021"/><text:span text:style-name="Citation">M-H Chen, AP Mathur, and V Rego, A case study to investigate sensitivity of reliability estimates to errors in operational profile, 5th IEEE Int. Symp. on Software Reliability Engineering (ISSRE), Monterey, CA, USA, 1994, pp. 276–281. </text:span></text:p>
        </text:list-item>
      </text:list>
      <text:p text:style-name="Text_20_body"><text:span text:style-name="Citation"/></text:p>
      <text:list xml:id="list231619050427116" text:continue-numbering="true" text:style-name="L5">
        <text:list-item>
          <text:p text:style-name="P1"><text:soft-page-break/><text:span text:style-name="Citation">B Littlewood and L Strigini, Validation of ultrahigh dependability for software-based systems, Communications of the ACM 36 (1993), no. 11, 69–80. </text:span></text:p>
        </text:list-item>
        <text:list-item>
          <text:p text:style-name="P1"><text:bookmark text:name="stvr1725-cit-0023"/><text:span text:style-name="Citation">D Cotroneo, R Pietrantuono, and S Russo, A learning-based method for combining testing techniques, 35th Int. Conf. on Software Engineering (ICSE). IEEE, San Francisco, CA, USA, 2013, pp. 142–151. </text:span></text:p>
        </text:list-item>
        <text:list-item>
          <text:p text:style-name="P1"><text:bookmark text:name="stvr1725-cit-0024"/><text:span text:style-name="Citation">A Bertolino, B Miranda, R Pietrantuono, and S Russo, Adaptive coverage and operational profile-based testing for reliability improvement, 39th Int. Conf. on Software Engineering (ICSE). IEEE, Buenos Aires, Argentina, 2017, pp. 541–551. </text:span></text:p>
        </text:list-item>
        <text:list-item>
          <text:p text:style-name="P1"><text:bookmark text:name="stvr1725-cit-0025"/><text:span text:style-name="Citation">D Cotroneo, R Pietrantuono, and S Russo, RELAI testing: A technique to assess and improve software reliability, IEEE Transactions on Software Engineering 42 (2016), no. 5, 452–475. </text:span></text:p>
        </text:list-item>
        <text:list-item>
          <text:p text:style-name="P1"><text:bookmark text:name="stvr1725-cit-0026"/><text:span text:style-name="Citation">J Lv, B-B Yin, and K-Y Cai, Estimating confidence interval of software reliability with adaptive testing strategy, Journal of Systems and Software 97 (2014), 192–206. </text:span></text:p>
        </text:list-item>
        <text:list-item>
          <text:p text:style-name="P1"><text:bookmark text:name="stvr1725-cit-0027"/><text:span text:style-name="Citation">J Lv, B-B Yin, and K-Y Cai, On the asymptotic behavior of adaptive testing strategy for software reliability assessment, IEEE Transactions on Software Engineering 40 (2014), no. 4, 396–412. </text:span></text:p>
        </text:list-item>
        <text:list-item>
          <text:p text:style-name="P1"><text:bookmark text:name="stvr1725-cit-0028"/><text:span text:style-name="Citation"><text:s/>IEEE, IEEE Recommended Practice on Software Reliability, 2017. IEEE Std 1633-2016. </text:span></text:p>
        </text:list-item>
        <text:list-item>
          <text:p text:style-name="P1"><text:bookmark text:name="stvr1725-cit-0029"/><text:span text:style-name="Citation">SL Lohr, Sampling Design and Analysis, 2nd ed., Duxbury Press, Boston, USA, 2009. </text:span></text:p>
        </text:list-item>
        <text:list-item>
          <text:p text:style-name="P1"><text:bookmark text:name="stvr1725-cit-0030"/><text:span text:style-name="Citation">TJ Ostrand and MJ Balcer, The category-partition method for specifying and generating fuctional tests, Communications of the ACM 31 (1988), no. 6, 676–686. </text:span></text:p>
        </text:list-item>
        <text:list-item>
          <text:p text:style-name="P1"><text:bookmark text:name="stvr1725-cit-0031"/><text:span text:style-name="Citation">Amazon, Cloudwatch. </text:span><text:a xlink:type="simple" xlink:href="http://aws.amazon.com/cloudwatch(Lastchecked2019/07/12)" text:style-name="Internet_20_link" text:visited-style-name="Visited_20_Internet_20_Link"><text:span text:style-name="Citation">http://aws.amazon.com/cloudwatch(Lastchecked2019/07/12)</text:span></text:a><text:span text:style-name="Citation">, . </text:span></text:p>
        </text:list-item>
        <text:list-item>
          <text:p text:style-name="P1"><text:bookmark text:name="stvr1725-cit-0032"/><text:span text:style-name="Citation">Nagios Enterprises, Nagios Monitoring Solutions. </text:span><text:a xlink:type="simple" xlink:href="https://onlinelibrary.wiley.com/doi/full/10.1002/www.nagios.org" text:style-name="Internet_20_link" text:visited-style-name="Visited_20_Internet_20_Link"><text:span text:style-name="Citation">www.nagios.org</text:span></text:a><text:span text:style-name="Citation"> (Last checked 2019/07/12). </text:span></text:p>
        </text:list-item>
        <text:list-item>
          <text:p text:style-name="P1"><text:bookmark text:name="stvr1725-cit-0033"/><text:span text:style-name="Citation">MH Hansen and WN Hurwitz, On the theory of sampling from finite populations, The Annals of Mathematical Statistics 14 (1943), no. 4, 333–362. </text:span></text:p>
        </text:list-item>
        <text:list-item>
          <text:p text:style-name="P1"><text:bookmark text:name="stvr1725-cit-0034"/><text:span text:style-name="Citation">A Arcuri, RESTful API automated test case generation, Int. Conf. on Software Quality, Reliability and Security (QRS). IEEE, Prague, Czech Republic, 2017, pp. 9–20. </text:span></text:p>
        </text:list-item>
        <text:list-item>
          <text:p text:style-name="P1"><text:bookmark text:name="stvr1725-cit-0035"/><text:span text:style-name="Citation">KW Miller, LJ Morell, RE Noonan, SK Park, DM Nicol, BW Murrill, and M Voas, Estimating the probability of failure when testing reveals no failures, IEEE Transactions on Software Engineering 18(1992), no. 1, 33–43. </text:span></text:p>
        </text:list-item>
        <text:list-item>
          <text:p text:style-name="P1"><text:bookmark text:name="stvr1725-cit-0036"/><text:span text:style-name="Citation">DC Montgomery, Design and Analysis of Experiments, John Wiley &amp; Sons, USA, 2006. </text:span></text:p>
        </text:list-item>
        <text:list-item>
          <text:p text:style-name="P1"><text:bookmark text:name="stvr1725-cit-0037"/><text:span text:style-name="Citation">R Pietrantuono and S Russo, Probabilistic sampling-based testing for accelerated reliability assessment, IEEE Int. Conf. on Software Quality, Reliability and Security (QRS). IEEE, Lisbon, Portugal, 2018, pp. 35–46. </text:span></text:p>
        </text:list-item>
        <text:list-item>
          <text:p text:style-name="P1"><text:span text:style-name="Emphasis">Number of different android devices</text:span>, 2015, [online] Available: <text:a xlink:type="simple" xlink:href="https://qz.com/472767/there-are-now-more-than-24000-different-android-devices/" text:style-name="Internet_20_link" text:visited-style-name="Visited_20_Internet_20_Link">https://qz.com/472767/there-are-now-more-than-24000-different-android-devices/</text:a>.</text:p>
        </text:list-item>
        <text:list-item>
          <text:p text:style-name="P1"><text:span text:style-name="Emphasis">Apache Commons Lang</text:span>, 2020, [online] Available: https://commons.apache.org/proper/commons-lang/.</text:p>
        </text:list-item>
        <text:list-item>
          <text:p text:style-name="P1"><text:soft-page-break/><text:span text:style-name="Emphasis">Checkpoint-restore in userspace (CRIU)</text:span>, 2020, [online] Available: https://criu.org/Main_Page.</text:p>
        </text:list-item>
        <text:list-item>
          <text:p text:style-name="P1"><text:span text:style-name="Emphasis">Employing managed profiles</text:span>, 2020, [online] Available: https://source.android.com/devices/tech/.</text:p>
        </text:list-item>
        <text:list-item>
          <text:p text:style-name="P1">"Object Refinery Limited", <text:span text:style-name="Emphasis">JFreeChart</text:span>, 2017, [online] Available: http://www.jfree.org/jfreechart/.</text:p>
        </text:list-item>
        <text:list-item>
          <text:p text:style-name="P1">M. Akour, A. Jaidev and T. M. King, <text:span text:style-name="Emphasis">18th IEEE International Conference and Workshops on the Engineering of Computer-Based Systems ECBS</text:span>, pp. 89-96, 2011.</text:p>
        </text:list-item>
        <text:list-item>
          <text:p text:style-name="P1">T. Arts, J. Hughes, U. Norell and H. Svensson, "Testing AUTOSAR software with QuickCheck", <text:span text:style-name="Emphasis">Eighth IEEE International Conference on Software Testing Verification and Validation ICST 2015 Workshops</text:span>, pp. 1-4, 2015.</text:p>
        </text:list-item>
        <text:list-item>
          <text:p text:style-name="P1">E. T. Barr, M. Harman, P. McMinn, M. Shahbaz and S. Yoo, "The oracle problem in software testing: A survey", <text:span text:style-name="Emphasis">IEEE transactions on software engineering</text:span>, vol. 41, no. 5, pp. 507-525, 2015.</text:p>
        </text:list-item>
        <text:list-item>
          <text:p text:style-name="P1">A. Bertolino, P. Braione, G. D. Angelis, L. Gazzola, F. Kifetew, L. Mariani, et al., "A survey of field-based testing techniques", <text:span text:style-name="Emphasis">ACM Computing Surveys</text:span>, vol. 1, no. 47, 2021.<text:bookmark text:name="ref10-all-ref1"/></text:p>
        </text:list-item>
        <text:list-item>
          <text:p text:style-name="P1">J. Bobba, W. Xiong, L. Yen, M. D. Hill and D. A. Wood, "StealthTest: Low overhead online software testing using transactional memory", <text:span text:style-name="Emphasis">PACT 2009 Proceedings of the 18th International Conference on Parallel Architectures and Compilation Techniques</text:span>, pp. 146-155, 2009.<text:bookmark text:name="ref11-all-ref1"/></text:p>
        </text:list-item>
        <text:list-item>
          <text:p text:style-name="P1">R. C. Carrasco and J. Oncina, "Learning stochastic regular grammars by means of a state merging method", <text:span text:style-name="Emphasis">Grammatical Inference and Applications Second International Colloquium ICGI-94 Proceedings</text:span>, pp. 139-152, 1994.<text:bookmark text:name="ref12-all-ref1"/></text:p>
        </text:list-item>
        <text:list-item>
          <text:p text:style-name="P1">A. Carzaniga, A. Goffi, A. Gorla, A. Mattavelli and M. Pezzè, "Cross-checking oracles from intrinsic software redundancy", <text:span text:style-name="Emphasis">36th International Conference on Software Engineering ICSE 2014</text:span>, pp. 931-942, 2014.<text:bookmark text:name="ref13-all-ref1"/></text:p>
        </text:list-item>
        <text:list-item>
          <text:p text:style-name="P1">M. Ceccato, D. Corradini, L. Gazzola, F. M. Kifetew, L. Mariani, M. Orru, et al., "A framework for in-vivo testing of mobile applications", <text:span text:style-name="Emphasis">Proceedings of the 20th International Conference on Software Testing Verification and Validation (ICST)</text:span>, 2020.<text:bookmark text:name="ref14-all-ref1"/></text:p>
        </text:list-item>
        <text:list-item>
          <text:p text:style-name="P1">W. K. Chan, S. C. Cheung and K. R. Leung, "A metamorphic testing approach for online testing of service-oriented software applications", <text:span text:style-name="Emphasis">International Journal of Web Services Research (IJWSR)</text:span>, vol. 4, no. 2, pp. 61-81, 2007.<text:bookmark text:name="ref15-all-ref1"/></text:p>
        </text:list-item>
        <text:list-item>
          <text:p text:style-name="P1">M. Odersky and P. Wadler, "QuickCheck: a lightweight tool for random testing of Haskell programs", <text:span text:style-name="Emphasis">Proceedings of the Fifth ACM SIGPLAN International Conference on Functional Programming (ICFP '00)</text:span>, pp. 268-279, September 18–21, 2000.<text:bookmark text:name="ref16-all-ref1"/></text:p>
        </text:list-item>
        <text:list-item>
          <text:p text:style-name="P1">H. Dai, C. Murphy and G. Kaiser, "Configuration fuzzing for software vulnerability detection", <text:span text:style-name="Emphasis">ARES 2010 Fifth International Conference on Availability Reliability and Security</text:span>, pp. 525-530, 2010.<text:bookmark text:name="ref17-all-ref1"/></text:p>
        </text:list-item>
        <text:list-item>
          <text:p text:style-name="P1"><text:soft-page-break/>J. Eloff and M. B. Bella, Software Failures: An Overview, Cham:Springer International Publishing, pp. 7-24, 2018.<text:bookmark text:name="ref18-all-ref1"/></text:p>
        </text:list-item>
        <text:list-item>
          <text:p text:style-name="P1">N. E. Fenton and N. Ohlsson, "Quantitative analysis of faults and failures in a complex software system", <text:span text:style-name="Emphasis">IEEE Transactions on Software Engineering (TSE)</text:span>, vol. 26, no. 8, pp. 797-814, 2000.<text:bookmark text:name="ref19-all-ref1"/></text:p>
        </text:list-item>
        <text:list-item>
          <text:p text:style-name="P1">G. Fraser and A. Arcuri, "EvoSuite: automatic test suite generation for object-oriented software", <text:span text:style-name="Emphasis">SIGSOFT/FSE'11 19th ACM SIGSOFT Symposium on the Foundations of Software Engineering (FSE-19) and ESEC'11: 13th European Software Engineering Conference (ESEC-13)</text:span>, pp. 416-419, 2011.<text:bookmark text:name="ref20-all-ref1"/></text:p>
        </text:list-item>
        <text:list-item>
          <text:p text:style-name="P1">L. Gazzola, L. Mariani, F. Pastore and M. Pezzè, "An exploratory study of field failures", <text:span text:style-name="Emphasis">28th IEEE International Symposium on Software Reliability Engineering ISSRE</text:span>, pp. 67-77, 2017.<text:bookmark text:name="ref21-all-ref1"/></text:p>
        </text:list-item>
        <text:list-item>
          <text:p text:style-name="P1">A. Goffi, A. Gorla, M. D. Ernst and M. Pezzè, "Automatic generation of oracles for exceptional behaviors", <text:span text:style-name="Emphasis">Proceedings of the 25th International Symposium on Software Testing and Analysis ISSTA</text:span>, pp. 213-224, 2016.<text:bookmark text:name="ref22-all-ref1"/></text:p>
        </text:list-item>
        <text:list-item>
          <text:p text:style-name="P1">A. Goffi, K. Kuznetsov, A. Gorla, M. D. Ernst, M. Pezzè and S. D. Castellanos, "Translating code comments to procedure specifications", <text:span text:style-name="Emphasis">Proceedings of the 27th ACM SIGSOFT International Symposium on Software Testing and Analysis ISSTA</text:span>, pp. 242-253, 2018.<text:bookmark text:name="ref23-all-ref1"/></text:p>
        </text:list-item>
        <text:list-item>
          <text:p text:style-name="P1">A. Gonzalez-Sanchez, E. Piel, H.-G. Gross and A. J. van Gemund, "Run-time testability in dynamic high-availability component-based systems", <text:span text:style-name="Emphasis">2010 Second International Conference on Advances in System Testing and Validation Lifecycle</text:span>, pp. 37-42, 2010.<text:bookmark text:name="ref24-all-ref1"/></text:p>
        </text:list-item>
        <text:list-item>
          <text:p text:style-name="P1">T. G. Grbac, P. Runeson and D. Huljenic, "A second replicated quanti-tative analysis of fault distributions in complex software systems", <text:span text:style-name="Emphasis">IEEE Transactions on Software Engineering (TSE)</text:span>, vol. 39, no. 4, pp. 462-476, 2013.<text:bookmark text:name="ref25-all-ref1"/></text:p>
        </text:list-item>
        <text:list-item>
          <text:p text:style-name="P1">M. Greiler, H.-G. Gross and A. van Deursen, "Evaluation of online testing for services: a case study", <text:span text:style-name="Emphasis">Proceedings of the 2nd International Workshop on Principles of Engineering Service-Oriented Systems</text:span>, pp. 36-42, 2010.<text:bookmark text:name="ref26-all-ref1"/></text:p>
        </text:list-item>
        <text:list-item>
          <text:p text:style-name="P1">M. Hamill and K. Goseva-Popstojanova, "Exploring fault types detection activities and failure severity in an evolving safety-critical software system", <text:span text:style-name="Emphasis">Software Quality Journal</text:span>, vol. 23, no. 2, pp. 229-265, 2014.<text:bookmark text:name="ref27-all-ref1"/></text:p>
        </text:list-item>
        <text:list-item>
          <text:p text:style-name="P1">W. Hasanain, Y. Labiche and S. Gheorghe, "Automated state-based online testing real-time embedded software with RTEdge", <text:span text:style-name="Emphasis">MOD-ELSWARD 2015 - Proceedings of the 3rd International Conference on Model-Driven Engineering and Software Development</text:span>, pp. 294-302, 2015.<text:bookmark text:name="ref28-all-ref1"/></text:p>
        </text:list-item>
        <text:list-item>
          <text:p text:style-name="P1">P. Hosek and C. Cadar, "VARAN the unbelievable: An efficient n-version execution framework", <text:span text:style-name="Emphasis">Proceedings of the 20th International Conference on Architectural Support for Programming Languages and Operating Systems ASPLOS '15</text:span>, 2015.<text:bookmark text:name="ref29-all-ref1"/></text:p>
        </text:list-item>
        <text:list-item>
          <text:p text:style-name="P1"><text:soft-page-break/>R. Just, D. Jalali and M. D. Ernst, "Defects4J: A database of existing faults to enable controlled testing studies for Java programs", <text:span text:style-name="Emphasis">International Symposium on Software Testing and Analysis ISSTA '14</text:span>, pp. 437-440, 2014.<text:bookmark text:name="ref30-all-ref1"/></text:p>
        </text:list-item>
        <text:list-item>
          <text:p text:style-name="P1">T. M. King, A. A. Allen, R. Cruz and P. J. Clarke, "Safe runtime validation of behavioral adaptations in autonomic software" in Autonomic and Trusted Computing - 8th International Conference ATC 2011, Springer, pp. 31-46, 2011.<text:bookmark text:name="ref31-all-ref1"/></text:p>
        </text:list-item>
        <text:list-item>
          <text:p text:style-name="P1">T. M. King, D. Babich, J. Alava, P. J. Clarke and R. Stevens, "Towards self-testing in autonomic computing systems", <text:span text:style-name="Emphasis">Eighth International Symposium on Autonomous Decentralized Systems (ISADS 2007)</text:span>, pp. 51-58, 2007.<text:bookmark text:name="ref32-all-ref"/></text:p>
        </text:list-item>
        <text:list-item>
          <text:p text:style-name="P1">M. Lahami, M. Krichen and M. Jmaiel, "Safe and efficient runtime testing framework applied in dynamic and distributed systems", <text:span text:style-name="Emphasis">Science of Computer Programming</text:span>, vol. 122, pp. 1-28, 2016.<text:bookmark text:name="ref33-all-ref"/></text:p>
        </text:list-item>
        <text:list-item>
          <text:p text:style-name="P1">J. R. Larus and R. Rajwar, "Transactional memory", <text:span text:style-name="Emphasis">Synthesis Lectures on Computer Architecture</text:span>, vol. 1, no. 1, pp. 1-226, 2007.<text:bookmark text:name="ref34-all-ref"/></text:p>
        </text:list-item>
        <text:list-item>
          <text:p text:style-name="P1">H. Liu, F. Kuo, D. Towey and T. Y. Chen, "How effectively does metamorphic testing alleviate the oracle problem?", <text:span text:style-name="Emphasis">IEEE Transactions on Software Engineering (TSE)</text:span>, vol. 40, no. 1, pp. 4-22, 2014.<text:bookmark text:name="ref35-all-ref"/></text:p>
        </text:list-item>
        <text:list-item>
          <text:p text:style-name="P1">A. Memon, A. Porter, C. Yilmaz, A. Nagarajan, D. Schmidt and B. Natarajan, "Skoll: Distributed continuous quality assurance", <text:span text:style-name="Emphasis">26th International Conference on Software Engineering (ICSE 2004)</text:span>, pp. 459-468, 2004.<text:bookmark text:name="ref36-all-ref"/></text:p>
        </text:list-item>
        <text:list-item>
          <text:p text:style-name="P1">B. Meyer, "design by contract", <text:span text:style-name="Emphasis">Computer</text:span>, vol. 25, no. 10, pp. 40-51, 1992.<text:bookmark text:name="ref37-all-ref"/></text:p>
        </text:list-item>
        <text:list-item>
          <text:p text:style-name="P1">"Contract-driven development", <text:span text:style-name="Emphasis">Fundamental Approaches to Software Engineering 10th Inter-national Conference FASE 2007 Held as Part of the Joint European Conferences on Theory and Practice of Software ETAPS 2007 Braga Portugal March 24 - April 1 2007 Proceedings volume 4422 of Lecture Notes in Computer Science</text:span>, pp. 11, 2007.<text:bookmark text:name="ref38-all-ref"/></text:p>
        </text:list-item>
        <text:list-item>
          <text:p text:style-name="P1">B. Meyer, "Seven principles of software testing", <text:span text:style-name="Emphasis">Computer</text:span>, vol. 41, no. 8, pp. 99-101, 2008.<text:bookmark text:name="ref39-all-ref"/></text:p>
        </text:list-item>
        <text:list-item>
          <text:p text:style-name="P1">J. Mouawa d. F.A. A., orders fix for possible power loss in Boeing 787, Published online by The New York Times, 2015, [online] Available: https://www.nytimes.com/2015/05/01/business/faa-orders-fix-for-possible-power-loss-in-boeing-787.html.<text:bookmark text:name="ref40-all-ref"/></text:p>
        </text:list-item>
        <text:list-item>
          <text:p text:style-name="P1">C. Murphy, G. Kaiser, I. Vo and M. Chu, "Quality assurance of software applications using the in vivo testing approach", <text:span text:style-name="Emphasis">Second International Conference on Software Testing Verification and Validation ICST 2009</text:span>, pp. 111-120, 2009.<text:bookmark text:name="ref41-all-ref"/></text:p>
        </text:list-item>
        <text:list-item>
          <text:p text:style-name="P1">C. Murphy, M. Vaughan, W. Ilahi and G. Kaiser, "Automatic detection of previously-unseen application states for deployment environment testing and analysis", <text:span text:style-name="Emphasis">Proceedings of the 5th Workshop on Automation of Software Test AST</text:span>, pp. 16-23, 2010.<text:bookmark text:name="ref42-all-ref"/></text:p>
        </text:list-item>
        <text:list-item>
          <text:p text:style-name="P1"><text:soft-page-break/>T. J. Ostrand and E. J. Weyuker, "The distribution of faults in a large industrial software system", <text:span text:style-name="Emphasis">Proceedings of the International Symposium on Software Testing and Analysis ISSTA</text:span>, pp. 55-64, 2002.<text:bookmark text:name="ref43-all-ref"/></text:p>
        </text:list-item>
        <text:list-item>
          <text:p text:style-name="P1">C. Pacheco and M. D. Ernst, "Randoop: feedback-directed random testing for Java", <text:span text:style-name="Emphasis">Companion to the 22nd Annual ACM SIGPLAN Conference on Object-Oriented Programming Systems Languages and Applications OOPSLA</text:span>, pp. 815-816, 2007.<text:bookmark text:name="ref44-all-ref"/></text:p>
        </text:list-item>
        <text:list-item>
          <text:p text:style-name="P1">R. Pandita, X. Xiao, H. Zhong, T. Xie, S. Oney and A. Paradkar, "Inferring method specifications from natural language API descriptions", <text:span text:style-name="Emphasis">34th International Conference on Software Engineering ICSE 2012</text:span>, pp. 815-825, 2012.<text:bookmark text:name="ref45-all-ref"/></text:p>
        </text:list-item>
        <text:list-item>
          <text:p text:style-name="P1">D. M. Ritchie and K. Thompson, "The UNIX time-sharing system", <text:span text:style-name="Emphasis">Bell System Technical Journal</text:span>, vol. 57, no. 6, pp. 1905-1929, 1978.<text:bookmark text:name="ref46-all-ref"/></text:p>
        </text:list-item>
        <text:list-item>
          <text:p text:style-name="P1">P. Runeson and C. Andersson, "A replicated quantitative analysis of fault distributions in complex software systems", <text:span text:style-name="Emphasis">IEEE Transactions on Software Engineering (TSE)</text:span>, vol. 33, pp. 273-286, 2007.<text:bookmark text:name="ref47-all-ref"/></text:p>
        </text:list-item>
        <text:list-item>
          <text:p text:style-name="P1">O. Sammodi, A. Metzger, X. Franch, M. Oriol, J. Marco and K. Pohl, "Usage-based online testing for proactive adaptation of service-based applications", <text:span text:style-name="Emphasis">Proceedings of the 35th Annual IEEE International Computer Software and Applications Conference COMPSAC 2011</text:span>, pp. 582-587, 2011.<text:bookmark text:name="ref48-all-ref"/></text:p>
        </text:list-item>
        <text:list-item>
          <text:p text:style-name="P1">S. Shamshiri, R. Just, J. M. Rojas, G. Fraser, P. McMinn and A. Arcuri, "Do automatically generated unit tests find real faults? an empirical study of effectiveness and challenges", <text:span text:style-name="Emphasis">30th IEEE/ACM International Conference on Automated Software Engineering ASE 2015</text:span>, pp. 201-211, 2015.<text:bookmark text:name="ref49-all-ref"/></text:p>
        </text:list-item>
        <text:list-item>
          <text:p text:style-name="P1">R. Shatnawi and W. Li, "The effectiveness of software metrics in iden-tifying error-prone classes in post-release software evolution process", <text:span text:style-name="Emphasis">Journal of Systems and Software</text:span>, vol. 81, no. 11, pp. 1868-1882, 2008.<text:bookmark text:name="ref50-all-ref"/></text:p>
        </text:list-item>
        <text:list-item>
          <text:p text:style-name="P1">S. H. Tan, D. Marinov, L. Tan and G. T. Leavens, "@tcomment: Testing Javadoc comments to detect comment-code inconsistencies", <text:span text:style-name="Emphasis">Fifth IEEE International Conference on Software Testing Verification and Validation ICST</text:span>, pp. 260-269, 2012.<text:bookmark text:name="ref51-all-ref"/></text:p>
        </text:list-item>
        <text:list-item>
          <text:p text:style-name="P1">"The Eclipse Foundation", <text:span text:style-name="Emphasis">The AspectJ project</text:span>, 2020, [online] Available: <text:a xlink:type="simple" xlink:href="https://www.eclipse.org/aspectj/" text:style-name="Internet_20_link" text:visited-style-name="Visited_20_Internet_20_Link">https://www.eclipse.org/aspectj/</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1"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Numbering_20_Symbols" style:display-name="Numbering Symbols" style:family="text"/>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11-09T22:53:23.146977172</meta:creation-date>
    <meta:editing-duration>PT10M</meta:editing-duration>
    <meta:editing-cycles>3</meta:editing-cycles>
    <meta:generator>LibreOffice/6.0.7.3$Linux_X86_64 LibreOffice_project/00m0$Build-3</meta:generator>
    <dc:date>2022-11-09T23:13:31.805977822</dc:date>
    <meta:document-statistic meta:table-count="0" meta:image-count="0" meta:object-count="0" meta:page-count="11" meta:paragraph-count="141" meta:word-count="4194" meta:character-count="29074" meta:non-whitespace-character-count="25183"/>
  </office:meta>
</office:document-meta>
</file>